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Arial1" fo:font-size="12pt" fo:font-weight="bold" officeooo:rsid="001d7f46" officeooo:paragraph-rsid="001d7f46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rsid="001d7f46" officeooo:paragraph-rsid="001d7f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fo:font-weight="bold" officeooo:rsid="00200e1c" officeooo:paragraph-rsid="001d7f46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rsid="0021909c" officeooo:paragraph-rsid="002190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1909c" officeooo:paragraph-rsid="0021909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1"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Arial1" fo:font-weight="normal" officeooo:rsid="0021909c" officeooo:paragraph-rsid="0021909c" style:font-weight-asian="normal" style:font-weight-complex="normal"/>
    </style:style>
    <style:style style:name="T1" style:family="text">
      <style:text-properties officeooo:rsid="001f4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ÁLISE E DESENVOLVIMENTO DE SISTEMAS – <text:span text:style-name="T1">5</text:span>º PERÍODO</text:h>
      <text:p text:style-name="P4">INTELIGÊNCIA ARTIFICIAL</text:p>
      <text:h text:style-name="P1" text:outline-level="2">BERNARDO SAAD GEBRAN BUSATTO</text:h>
      <text:p text:style-name="P2"/>
      <text:p text:style-name="P4">TRABALHO 02</text:p>
      <text:p text:style-name="P3">O que é um agente racional?</text:p>
      <text:p text:style-name="P5">É aquele que age buscando um resultado eficaz.</text:p>
      <text:p text:style-name="P6">O que é agir racionalmente?</text:p>
      <text:p text:style-name="P5">É aquele que age com base em algum objetivo a ser atingido, manipulando os seus conhecimentos toma a “melhor decisão possível”, baseando-se em um conjunto de regras coerentes.</text:p>
      <text:p text:style-name="P6">Quais são as vantagens do agente racional sobre as demais?</text:p>
      <text:p text:style-name="P7">O agente racional calcula as possibilidades e os resultados que podem ser alcançados pela sua ação.</text:p>
      <text:p text:style-name="P6">Quais são as limitações de realizar esse tipo de abordagem?</text:p>
      <text:p text:style-name="P7">A limitação reside na complexidade de premissas que determinado raciocínio exige e que são difíceis de simul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8T09:10:08.188000000</meta:creation-date>
    <dc:date>2023-03-06T20:31:24.424000000</dc:date>
    <meta:editing-duration>P2DT20H36M40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2" meta:word-count="115" meta:character-count="714" meta:non-whitespace-character-count="610"/>
  </office:meta>
</office:document-meta>
</file>